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Sans" svg:font-family="DejaVuSans, 'DejaVu Sans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c69cc" officeooo:paragraph-rsid="001c69cc"/>
    </style:style>
    <style:style style:name="P2" style:family="paragraph" style:parent-style-name="Standard">
      <style:text-properties style:font-name="DejaVu Sans Mono" officeooo:rsid="001c69cc" officeooo:paragraph-rsid="00216f8f"/>
    </style:style>
    <style:style style:name="P3" style:family="paragraph" style:parent-style-name="Standard">
      <style:text-properties style:font-name="DejaVu Sans Mono" officeooo:rsid="001dc960" officeooo:paragraph-rsid="001dc960"/>
    </style:style>
    <style:style style:name="P4" style:family="paragraph" style:parent-style-name="Standard">
      <style:text-properties style:font-name="DejaVu Sans Mono" officeooo:rsid="001e8d27" officeooo:paragraph-rsid="001e8d27"/>
    </style:style>
    <style:style style:name="P5" style:family="paragraph" style:parent-style-name="Standard">
      <style:text-properties style:font-name="DejaVu Sans Mono" officeooo:rsid="00216f8f" officeooo:paragraph-rsid="00216f8f"/>
    </style:style>
    <style:style style:name="P6" style:family="paragraph" style:parent-style-name="Standard">
      <style:text-properties style:font-name="DejaVu Sans Mono" officeooo:rsid="002380cb" officeooo:paragraph-rsid="002380cb"/>
    </style:style>
    <style:style style:name="P7" style:family="paragraph" style:parent-style-name="Standard">
      <style:text-properties style:font-name="DejaVu Sans Mono" officeooo:rsid="00246436" officeooo:paragraph-rsid="00246436"/>
    </style:style>
    <style:style style:name="P8" style:family="paragraph" style:parent-style-name="Standard">
      <style:text-properties style:font-name="DejaVu Sans Mono" officeooo:rsid="00262c4e" officeooo:paragraph-rsid="00262c4e"/>
    </style:style>
    <style:style style:name="P9" style:family="paragraph" style:parent-style-name="Standard">
      <style:text-properties style:font-name="DejaVu Sans Mono" officeooo:rsid="002679a8" officeooo:paragraph-rsid="002679a8"/>
    </style:style>
    <style:style style:name="P10" style:family="paragraph" style:parent-style-name="Standard">
      <style:text-properties style:font-name="DejaVu Sans Mono" officeooo:rsid="0027bc1d" officeooo:paragraph-rsid="0027bc1d"/>
    </style:style>
    <style:style style:name="P11" style:family="paragraph" style:parent-style-name="Standard">
      <style:text-properties style:font-name="DejaVu Sans Mono" officeooo:rsid="0027e812" officeooo:paragraph-rsid="0027e812"/>
    </style:style>
    <style:style style:name="P12" style:family="paragraph" style:parent-style-name="Standard" style:list-style-name="L1">
      <style:text-properties officeooo:rsid="001c69cc" officeooo:paragraph-rsid="00216f8f"/>
    </style:style>
    <style:style style:name="P13" style:family="paragraph" style:parent-style-name="Standard" style:list-style-name="L2">
      <style:text-properties officeooo:paragraph-rsid="001e8d27"/>
    </style:style>
    <style:style style:name="P14" style:family="paragraph" style:parent-style-name="Standard" style:list-style-name="L3">
      <style:text-properties style:font-name="DejaVu Sans Mono" officeooo:rsid="00216f8f" officeooo:paragraph-rsid="00216f8f"/>
    </style:style>
    <style:style style:name="P15" style:family="paragraph" style:parent-style-name="Standard" style:list-style-name="L3">
      <style:text-properties style:font-name="DejaVu Sans Mono" officeooo:rsid="00229885" officeooo:paragraph-rsid="00229885"/>
    </style:style>
    <style:style style:name="P16" style:family="paragraph" style:parent-style-name="Standard" style:list-style-name="L4">
      <style:text-properties style:font-name="DejaVu Sans Mono" officeooo:rsid="00246436" officeooo:paragraph-rsid="00246436"/>
    </style:style>
    <style:style style:name="P17" style:family="paragraph" style:parent-style-name="Standard" style:list-style-name="L4">
      <style:text-properties style:font-name="DejaVu Sans Mono" officeooo:rsid="00262c4e" officeooo:paragraph-rsid="00262c4e"/>
    </style:style>
    <style:style style:name="P18" style:family="paragraph" style:parent-style-name="Standard" style:list-style-name="L5">
      <style:text-properties style:font-name="DejaVu Sans Mono" officeooo:rsid="002679a8" officeooo:paragraph-rsid="002679a8"/>
    </style:style>
    <style:style style:name="P19" style:family="paragraph" style:parent-style-name="Standard" style:list-style-name="L5">
      <style:text-properties style:font-name="DejaVu Sans Mono" officeooo:rsid="0027a2ad" officeooo:paragraph-rsid="0027a2ad"/>
    </style:style>
    <style:style style:name="P20" style:family="paragraph" style:parent-style-name="Standard" style:list-style-name="L5">
      <style:text-properties style:font-name="DejaVu Sans Mono" officeooo:rsid="0027bc1d" officeooo:paragraph-rsid="0027bc1d"/>
    </style:style>
    <style:style style:name="P21" style:family="paragraph" style:parent-style-name="Standard" style:list-style-name="L6">
      <style:text-properties style:font-name="DejaVu Sans Mono" officeooo:rsid="0028ebdf" officeooo:paragraph-rsid="0028ebdf"/>
    </style:style>
    <style:style style:name="P22" style:family="paragraph" style:parent-style-name="Standard">
      <style:text-properties style:font-name="DejaVu Sans Mono" officeooo:rsid="0028ebdf" officeooo:paragraph-rsid="0028ebdf"/>
    </style:style>
    <style:style style:name="P23" style:family="paragraph" style:parent-style-name="Standard">
      <style:text-properties style:font-name="DejaVu Sans Mono" officeooo:rsid="002b44c2" officeooo:paragraph-rsid="002b44c2"/>
    </style:style>
    <style:style style:name="P24" style:family="paragraph" style:parent-style-name="Standard" style:list-style-name="L7">
      <style:text-properties style:font-name="DejaVu Sans Mono" officeooo:rsid="002b44c2" officeooo:paragraph-rsid="002b44c2"/>
    </style:style>
    <style:style style:name="P25" style:family="paragraph" style:parent-style-name="Heading_20_1">
      <style:text-properties style:font-name="DejaVuSans" fo:font-size="12pt" fo:font-weight="bold" officeooo:rsid="001c69cc" officeooo:paragraph-rsid="00216f8f" style:font-size-asian="12pt" style:font-weight-asian="bold" style:font-size-complex="12pt" style:font-weight-complex="bold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1e8d27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officeooo:rsid="0027e8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 text:name="firstHeading"/><text:span text:style-name="T3">SFINAE – </text:span><text:span text:style-name="T4">Substitution Failure Is Not An Error</text:span></text:h>
      <text:p text:style-name="P2"/>
      <text:p text:style-name="P2">C++ 17 Features: </text:p>
      <text:list xml:id="list2867834877634386953" text:style-name="L1">
        <text:list-item>
          <text:p text:style-name="P12"><text:a xlink:type="simple" xlink:href="https://brycelelbach.github.io/cpp17_features/" text:style-name="Internet_20_link" text:visited-style-name="Visited_20_Internet_20_Link"><text:span text:style-name="T1">https://brycelelbach.github.io/cpp17_features/</text:span></text:a></text:p>
        </text:list-item>
      </text:list>
      <text:p text:style-name="P1"/>
      <text:p text:style-name="P3">Fuzzing:</text:p>
      <text:list xml:id="list9152246686157857028" text:style-name="L2">
        <text:list-item>
          <text:p text:style-name="P13"><text:span text:style-name="T2">Protobuf mutator: </text:span><text:a xlink:type="simple" xlink:href="https://github.com/google/libprotobuf-mutator" text:style-name="Internet_20_link" text:visited-style-name="Visited_20_Internet_20_Link"><text:span text:style-name="T2">https://github.com/google/libprotobuf-mutator</text:span></text:a></text:p>
        </text:list-item>
      </text:list>
      <text:p text:style-name="P4"/>
      <text:p text:style-name="P5">Move Semantics: Nicolai M. Josuttis</text:p>
      <text:list xml:id="list7294130179782302654" text:style-name="L3">
        <text:list-item>
          <text:p text:style-name="P14">Use &amp;&amp; references coupled with using std::move to pass the argument and std::move when consuming those parameters to “steal” the memory of the passed parameter if copying is not desired.</text:p>
        </text:list-item>
        <text:list-item>
          <text:p text:style-name="P15">std::forward&lt;T&gt;() - forwarding reference, preserves lvalue or rvalue depending on T.</text:p>
        </text:list-item>
      </text:list>
      <text:p text:style-name="P6"/>
      <text:p text:style-name="P7">Practical C++: Jason Turner</text:p>
      <text:list xml:id="list8028603221948345125" text:style-name="L4">
        <text:list-item>
          <text:p text:style-name="P16">ChaiScript</text:p>
        </text:list-item>
        <text:list-item>
          <text:p text:style-name="P17">Return Value Optimization does not work on sub-objects. Use std::move</text:p>
        </text:list-item>
      </text:list>
      <text:p text:style-name="P8"/>
      <text:p text:style-name="P9">C++ Code Tools: Anastasia Kazakova</text:p>
      <text:list xml:id="list7604508392253639356" text:style-name="L5">
        <text:list-item>
          <text:p text:style-name="P18">Formatters:</text:p>
          <text:list>
            <text:list-item>
              <text:p text:style-name="P18">Difficult due to many different style standards (different style guides).</text:p>
            </text:list-item>
            <text:list-item>
              <text:p text:style-name="P19">Clang Format.</text:p>
            </text:list-item>
          </text:list>
        </text:list-item>
        <text:list-item>
          <text:p text:style-name="P20">Install CppCheck plugin on dev box</text:p>
        </text:list-item>
      </text:list>
      <text:p text:style-name="P10"/>
      <text:p text:style-name="P11">Concurrency, Parallelism and Coroutines: Anthony Williams</text:p>
      <text:list xml:id="list2742017556410816076" text:style-name="L6">
        <text:list-item>
          <text:p text:style-name="P21">Execution policies:</text:p>
          <text:list>
            <text:list-item>
              <text:p text:style-name="P21">std::execution::seq </text:p>
              <text:list>
                <text:list-item>
                  <text:p text:style-name="P21">sequential execution on the calling thread</text:p>
                </text:list-item>
                <text:list-item>
                  <text:p text:style-name="P21">No additional thread-safety requirements</text:p>
                </text:list-item>
              </text:list>
            </text:list-item>
            <text:list-item>
              <text:p text:style-name="P21">std::execution::par </text:p>
              <text:list>
                <text:list-item>
                  <text:p text:style-name="P21">indeterminately sequenced execution on unspecified threads.</text:p>
                </text:list-item>
                <text:list-item>
                  <text:p text:style-name="P21">Applying operations on separate objects must be thread-safe</text:p>
                </text:list-item>
              </text:list>
            </text:list-item>
            <text:list-item>
              <text:p text:style-name="P21">Std::execution::par_unseq </text:p>
              <text:list>
                <text:list-item>
                  <text:p text:style-name="P21">Unsequenced execution on unspecified threads</text:p>
                </text:list-item>
                <text:list-item>
                  <text:p text:style-name="P21">Operations must be thread-save and not need any synchronization; may be interleaved, and may switch threads.</text:p>
                </text:list-item>
              </text:list>
            </text:list-item>
          </text:list>
        </text:list-item>
        <text:list-item>
          <text:p text:style-name="P21">Coroutines: a function that can be suspended mid execution and resumed at a later time</text:p>
          <text:list>
            <text:list-item>
              <text:p text:style-name="P21">Resuming a coroutine continues from the suspension point, local variables have their values from the original call</text:p>
            </text:list-item>
            <text:list-item>
              <text:p text:style-name="P21"><text:soft-page-break/>Stackless coroutines:</text:p>
              <text:list>
                <text:list-item>
                  <text:p text:style-name="P21">Advantages:</text:p>
                  <text:list>
                    <text:list-item>
                      <text:p text:style-name="P21">Everything is localized</text:p>
                    </text:list-item>
                    <text:list-item>
                      <text:p text:style-name="P21">minimal memory allocation – can have millions of in-flight coroutines.</text:p>
                    </text:list-item>
                    <text:list-item>
                      <text:p text:style-name="P21">Whole coroutine overhead can be eliminated by the compil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A coroutine is a function that:</text:p>
          <text:list>
            <text:list-item>
              <text:p text:style-name="P21">Contains at least one expression using one of the co_await, co_yield, or co_return keywords.</text:p>
            </text:list-item>
            <text:list-item>
              <text:p text:style-name="P21">Returns a type with corresponding coroutine promise</text:p>
              <text:list>
                <text:list-item>
                  <text:p text:style-name="P21">co_return some-value</text:p>
                  <text:list>
                    <text:list-item>
                      <text:p text:style-name="P21">Return a final value from the coroutines</text:p>
                    </text:list-item>
                  </text:list>
                </text:list-item>
                <text:list-item>
                  <text:p text:style-name="P21">co_await some-awaitable</text:p>
                  <text:list>
                    <text:list-item>
                      <text:p text:style-name="P21">Suspend this coroutine if the awaitable expression is not ready.</text:p>
                    </text:list-item>
                  </text:list>
                </text:list-item>
                <text:list-item>
                  <text:p text:style-name="P21">co_yield some-value</text:p>
                  <text:list>
                    <text:list-item>
                      <text:p text:style-name="P21">Return an intermediate value from the coroutine; the coroutine can be reentered at the next statement.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3">10 Core Guidelines you Need to Start Using Now: Kate Gregory</text:p>
      <text:list xml:id="list1026155968166068918" text:style-name="L7">
        <text:list-item>
          <text:p text:style-name="P24"/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Sans" svg:font-family="DejaVuSans, 'DejaVu Sans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22:03.081848570</meta:creation-date>
    <dc:date>2017-09-27T09:26:18.847577885</dc:date>
    <meta:editing-duration>PT3H6M26S</meta:editing-duration>
    <meta:editing-cycles>7</meta:editing-cycles>
    <meta:generator>LibreOffice/4.3.7.2$Linux_X86_64 LibreOffice_project/430$Build-2</meta:generator>
    <meta:document-statistic meta:table-count="0" meta:image-count="0" meta:object-count="0" meta:page-count="2" meta:paragraph-count="45" meta:word-count="326" meta:character-count="2172" meta:non-whitespace-character-count="1921"/>
  </office:meta>
</office:document-meta>
</file>